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Standard">
      <style:text-properties officeooo:rsid="000c28d8" officeooo:paragraph-rsid="000c28d8"/>
    </style:style>
    <style:style style:name="P2" style:family="paragraph" style:parent-style-name="Standard">
      <style:text-properties officeooo:rsid="000c28d8" officeooo:paragraph-rsid="000d18aa"/>
    </style:style>
    <style:style style:name="P3" style:family="paragraph" style:parent-style-name="Standard">
      <style:text-properties officeooo:rsid="000d18aa" officeooo:paragraph-rsid="000d18aa"/>
    </style:style>
    <style:style style:name="P4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officeooo:rsid="000c28d8" officeooo:paragraph-rsid="000c28d8" style:text-blinking="false" fo:background-color="transparent" style:font-size-asian="16pt" style:font-size-complex="16pt"/>
    </style:style>
    <style:style style:name="P5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officeooo:rsid="000c28d8" officeooo:paragraph-rsid="000d18aa" style:text-blinking="false" fo:background-color="transparent" style:font-size-asian="16pt" style:font-size-complex="16pt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officeooo:rsid="000c28d8" officeooo:paragraph-rsid="000d18aa" style:text-blinking="false" fo:background-color="transparen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0c28d8" officeooo:paragraph-rsid="000c28d8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4pt" officeooo:rsid="000c28d8" officeooo:paragraph-rsid="000c28d8" style:font-size-asian="14pt" style:font-size-complex="14pt"/>
    </style:style>
    <style:style style:name="P9" style:family="paragraph" style:parent-style-name="Standard">
      <style:text-properties fo:font-size="14pt" officeooo:rsid="000d18aa" officeooo:paragraph-rsid="000d18aa" style:font-size-asian="14pt" style:font-size-complex="14pt"/>
    </style:style>
    <style:style style:name="P10" style:family="paragraph" style:parent-style-name="Standard">
      <style:text-properties fo:font-size="14pt" fo:font-weight="bold" officeooo:rsid="000c28d8" officeooo:paragraph-rsid="000c28d8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c28d8" officeooo:paragraph-rsid="000d18aa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none" officeooo:rsid="00114aa6" officeooo:paragraph-rsid="00114aa6" style:font-size-asian="14pt" style:font-size-complex="14pt"/>
    </style:style>
    <style:style style:name="P13" style:family="paragraph" style:parent-style-name="Standard">
      <style:text-properties fo:font-size="14pt" style:text-underline-style="none" officeooo:rsid="00114aa6" officeooo:paragraph-rsid="00114aa6" style:font-size-asian="14pt" style:font-size-complex="14pt"/>
    </style:style>
    <style:style style:name="P14" style:family="paragraph" style:parent-style-name="Standard">
      <style:text-properties fo:font-size="14pt" style:text-underline-style="none" officeooo:rsid="0013fb48" officeooo:paragraph-rsid="0013fb48" style:font-size-asian="14pt" style:font-size-complex="14pt"/>
    </style:style>
    <style:style style:name="P15" style:family="paragraph" style:parent-style-name="Standard">
      <style:text-properties fo:font-size="14pt" style:text-underline-style="none" officeooo:rsid="0014b687" officeooo:paragraph-rsid="0014b687" style:font-size-asian="14pt" style:font-size-complex="14pt"/>
    </style:style>
    <style:style style:name="P16" style:family="paragraph" style:parent-style-name="Standard">
      <style:text-properties fo:font-size="14pt" style:text-underline-style="none" fo:font-weight="bold" officeooo:rsid="000c28d8" officeooo:paragraph-rsid="0015ee4a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none" fo:font-weight="bold" officeooo:rsid="000c28d8" officeooo:paragraph-rsid="001a7987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style:text-underline-style="none" fo:font-weight="bold" officeooo:rsid="000c28d8" officeooo:paragraph-rsid="001d4de1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style:text-underline-style="none" fo:font-weight="bold" officeooo:rsid="0017dccb" officeooo:paragraph-rsid="0017dccb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style:text-underline-style="none" fo:font-weight="bold" officeooo:rsid="00194a2f" officeooo:paragraph-rsid="00194a2f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style:text-underline-style="none" fo:font-weight="bold" officeooo:rsid="001b406d" officeooo:paragraph-rsid="001b406d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style:text-underline-style="none" fo:font-weight="bold" officeooo:rsid="001f4608" officeooo:paragraph-rsid="001f4608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style:text-underline-style="none" fo:font-weight="bold" officeooo:rsid="001f7a99" officeooo:paragraph-rsid="001f7a99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style:text-underline-style="none" fo:font-weight="normal" officeooo:rsid="001b406d" officeooo:paragraph-rsid="001b406d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style:text-underline-style="none" fo:font-weight="normal" officeooo:rsid="001bbcc6" officeooo:paragraph-rsid="001bbcc6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0c28d8" officeooo:paragraph-rsid="001a7987" style:text-blinking="false" fo:background-color="transparent" style:font-size-asian="14pt" style:font-weight-asian="bold" style:font-size-complex="14pt" style:font-weight-complex="bold"/>
    </style:style>
    <style:style style:name="P27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0c28d8" officeooo:paragraph-rsid="001d4de1" style:text-blinking="false" fo:background-color="transparent" style:font-size-asian="14pt" style:font-weight-asian="bold" style:font-size-complex="14pt" style:font-weight-complex="bold"/>
    </style:style>
    <style:style style:name="P28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0c28d8" officeooo:paragraph-rsid="00202503" style:text-blinking="false" fo:background-color="transparent" style:font-size-asian="16pt" style:font-weight-asian="bold" style:font-size-complex="16pt" style:font-weight-complex="bold"/>
    </style:style>
    <style:style style:name="P29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0c28d8" officeooo:paragraph-rsid="002257a6" style:text-blinking="false" fo:background-color="transparent" style:font-size-asian="16pt" style:font-weight-asian="bold" style:font-size-complex="16pt" style:font-weight-complex="bold"/>
    </style:style>
    <style:style style:name="P30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0c28d8" officeooo:paragraph-rsid="00247f84" style:text-blinking="false" fo:background-color="transparent" style:font-size-asian="16pt" style:font-weight-asian="bold" style:font-size-complex="16pt" style:font-weight-complex="bold"/>
    </style:style>
    <style:style style:name="P31" style:family="paragraph" style:parent-style-name="Standard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0c28d8" officeooo:paragraph-rsid="00264cb0" style:text-blinking="false" fo:background-color="transparent" style:font-size-asian="16pt" style:font-weight-asian="bold" style:font-size-complex="16pt" style:font-weight-complex="bold"/>
    </style:style>
    <style:style style:name="P32" style:family="paragraph" style:parent-style-name="Standard">
      <style:text-properties fo:font-size="16pt" style:text-underline-style="none" fo:font-weight="bold" officeooo:rsid="001f7a99" officeooo:paragraph-rsid="001f7a99" style:font-size-asian="16pt" style:font-weight-asian="bold" style:font-size-complex="16pt" style:font-weight-complex="bold"/>
    </style:style>
    <style:style style:name="P33" style:family="paragraph" style:parent-style-name="Standard">
      <style:text-properties fo:font-size="16pt" style:text-underline-style="none" fo:font-weight="bold" officeooo:rsid="000c28d8" officeooo:paragraph-rsid="00202503" style:font-size-asian="16pt" style:font-weight-asian="bold" style:font-size-complex="16pt" style:font-weight-complex="bold"/>
    </style:style>
    <style:style style:name="P34" style:family="paragraph" style:parent-style-name="Standard">
      <style:text-properties fo:font-size="16pt" style:text-underline-style="none" fo:font-weight="bold" officeooo:rsid="000c28d8" officeooo:paragraph-rsid="002257a6" style:font-size-asian="16pt" style:font-weight-asian="bold" style:font-size-complex="16pt" style:font-weight-complex="bold"/>
    </style:style>
    <style:style style:name="P35" style:family="paragraph" style:parent-style-name="Standard">
      <style:text-properties fo:font-size="16pt" style:text-underline-style="none" fo:font-weight="bold" officeooo:rsid="000c28d8" officeooo:paragraph-rsid="00247f84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6pt" style:text-underline-style="none" fo:font-weight="bold" officeooo:rsid="000c28d8" officeooo:paragraph-rsid="00264cb0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style:text-underline-style="none" fo:font-weight="bold" officeooo:rsid="00202503" officeooo:paragraph-rsid="00202503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style:text-underline-style="none" fo:font-weight="bold" officeooo:rsid="0021892a" officeooo:paragraph-rsid="0021892a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6pt" style:text-underline-style="none" fo:font-weight="bold" officeooo:rsid="00247f84" officeooo:paragraph-rsid="00247f84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ize="16pt" style:text-underline-style="none" fo:font-weight="bold" officeooo:rsid="00264cb0" officeooo:paragraph-rsid="00264cb0" style:font-size-asian="16pt" style:font-weight-asian="bold" style:font-size-complex="16pt" style:font-weight-complex="bold"/>
    </style:style>
    <style:style style:name="P41" style:family="paragraph" style:parent-style-name="Standard">
      <style:text-properties fo:font-size="16pt" style:text-underline-style="none" fo:font-weight="bold" officeooo:rsid="0026bb13" officeooo:paragraph-rsid="0026bb13" style:font-size-asian="16pt" style:font-weight-asian="bold" style:font-size-complex="16pt" style:font-weight-complex="bold"/>
    </style:style>
    <style:style style:name="P42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normal" officeooo:rsid="000c28d8" officeooo:paragraph-rsid="0015ee4a" style:text-blinking="false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0d18aa"/>
    </style:style>
    <style:style style:name="T2" style:family="text">
      <style:text-properties officeooo:rsid="00114aa6"/>
    </style:style>
    <style:style style:name="T3" style:family="text">
      <style:text-properties officeooo:rsid="0013fb48"/>
    </style:style>
    <style:style style:name="T4" style:family="text">
      <style:text-properties officeooo:rsid="0014b687"/>
    </style:style>
    <style:style style:name="T5" style:family="text">
      <style:text-properties officeooo:rsid="0015ee4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9ea74" style:font-weight-asian="normal" style:font-weight-complex="normal"/>
    </style:style>
    <style:style style:name="T8" style:family="text">
      <style:text-properties fo:font-weight="normal" officeooo:rsid="0021892a" style:font-weight-asian="normal" style:font-weight-complex="normal"/>
    </style:style>
    <style:style style:name="T9" style:family="text">
      <style:text-properties fo:font-weight="normal" officeooo:rsid="0026bb13" style:font-weight-asian="normal" style:font-weight-complex="normal"/>
    </style:style>
    <style:style style:name="T10" style:family="text">
      <style:text-properties officeooo:rsid="0019ea74"/>
    </style:style>
    <style:style style:name="T11" style:family="text">
      <style:text-properties officeooo:rsid="001a7987"/>
    </style:style>
    <style:style style:name="T12" style:family="text">
      <style:text-properties officeooo:rsid="001d4de1"/>
    </style:style>
    <style:style style:name="T13" style:family="text">
      <style:text-properties officeooo:rsid="00202503"/>
    </style:style>
    <style:style style:name="T14" style:family="text">
      <style:text-properties officeooo:rsid="002257a6"/>
    </style:style>
    <style:style style:name="T15" style:family="text">
      <style:text-properties officeooo:rsid="00247f84"/>
    </style:style>
    <style:style style:name="T16" style:family="text">
      <style:text-properties officeooo:rsid="00264cb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signment 1</text:p>
      <text:p text:style-name="P1"/>
      <text:p text:style-name="P10">Program 1:</text:p>
      <text:p text:style-name="P1"/>
      <text:p text:style-name="P4"><text:bookmark text:name="docs-internal-guid-a8bce123-7fff-ef39-0b2a-b4c95f13b38e"/>Write a script to check if a file exists and if it does, display its contents.</text:p>
      <text:p text:style-name="P1"/>
      <text:p text:style-name="P8">1. Use option -f to check file present or not</text:p>
      <text:p text:style-name="P8"/>
      <text:p text:style-name="P8">2. cat filename to display content of file</text:p>
      <text:p text:style-name="P1"/>
      <text:p text:style-name="P1"/>
      <text:p text:style-name="P11">Program <text:span text:style-name="T1">2</text:span>:</text:p>
      <text:p text:style-name="P2"/>
      <text:p text:style-name="P6"><text:bookmark text:name="docs-internal-guid-3cf96587-7fff-f533-ce93-4adbb1f54ae0"/>Create a script that takes a number as input and prints whether it is even or odd.</text:p>
      <text:p text:style-name="P2"/>
      <text:p text:style-name="P9">1. <text:span text:style-name="T2">U</text:span>se option -eq to check equality if num%2 eq 0.</text:p>
      <text:p text:style-name="P3"/>
      <text:p text:style-name="P3"/>
      <text:p text:style-name="P11">Program <text:span text:style-name="T1">3</text:span>:</text:p>
      <text:p text:style-name="P2"/>
      <text:p text:style-name="P5"><text:bookmark text:name="docs-internal-guid-6c3f4dce-7fff-169b-e5eb-404c949f9acb"/>Write a script to calculate the factorial of a given number.</text:p>
      <text:p text:style-name="P12">1. <text:s/>Accept a number user</text:p>
      <text:p text:style-name="P12"/>
      <text:p text:style-name="P12">2. Initialize fact = 1</text:p>
      <text:p text:style-name="P12"/>
      <text:p text:style-name="P12">3. <text:span text:style-name="T3">using while loop should num be be greater than 1 ($num <text:s/>-eq <text:s/>1)</text:span></text:p>
      <text:p text:style-name="P12"/>
      <text:p text:style-name="P14">4. <text:span text:style-name="T4">Store fact = $(fact * num)</text:span></text:p>
      <text:p text:style-name="P14"/>
      <text:p text:style-name="P15">5. num = $(num – 1)</text:p>
      <text:p text:style-name="P15"/>
      <text:p text:style-name="P15">6. Display fact i.e echo fact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6">Program <text:span text:style-name="T5">4</text:span>:</text:p>
      <text:p text:style-name="P16"/>
      <text:p text:style-name="P42"><text:bookmark text:name="docs-internal-guid-69125b30-7fff-0932-f1b3-f0a694140fb2"/>Create a script to rename all files with a ".txt" extension in a directory to have a ".bak" extension.</text:p>
      <text:p text:style-name="P19">1. <text:span text:style-name="T6">Enter the directory path and store in variable this two command are written in same <text:tab/>line</text:span></text:p>
      <text:p text:style-name="P19"><text:span text:style-name="T6"><text:tab/>eg:</text:span></text:p>
      <text:p text:style-name="P19"><text:span text:style-name="T6"><text:tab/><text:tab/>read -p “Enter directory path: “ dir</text:span></text:p>
      <text:p text:style-name="P19"><text:span text:style-name="T6"/></text:p>
      <text:p text:style-name="P20"><text:span text:style-name="T6">2. Use for loop check all file which have extension .bak</text:span></text:p>
      <text:p text:style-name="P20"><text:span text:style-name="T6"/></text:p>
      <text:p text:style-name="P20"><text:span text:style-name="T6">3. Use mv command to rename</text:span></text:p>
      <text:p text:style-name="P20"><text:span text:style-name="T6"/></text:p>
      <text:p text:style-name="P20"><text:span text:style-name="T6">4. Sed is </text:span><text:span text:style-name="T7">used to replace the extension from bak to txt.</text:span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17"><text:span text:style-name="T10">Program </text:span><text:span text:style-name="T11">5</text:span><text:span text:style-name="T10">:</text:span></text:p>
      <text:p text:style-name="P17"/>
      <text:p text:style-name="P26"><text:bookmark text:name="docs-internal-guid-28b963bb-7fff-34a7-23e9-590323f13694"/>Write a script that takes a directory path as input and recursively counts the number of files and directories inside it.</text:p>
      <text:p text:style-name="P17"/>
      <text:p text:style-name="P17"/>
      <text:p text:style-name="P21"/>
      <text:p text:style-name="P24">1. <text:s/>Enter the directory path.</text:p>
      <text:p text:style-name="P24"/>
      <text:p text:style-name="P24">2. <text:s/>find all file and directory</text:p>
      <text:p text:style-name="P24"><text:tab/>i.e</text:p>
      <text:p text:style-name="P24"><text:tab/>For file</text:p>
      <text:p text:style-name="P24"><text:tab/><text:tab/>find “dir_path” -type f</text:p>
      <text:p text:style-name="P24"><text:tab/><text:tab/></text:p>
      <text:p text:style-name="P24"><text:tab/>For directory</text:p>
      <text:p text:style-name="P24"><text:tab/><text:tab/>find “dir_path” -type d</text:p>
      <text:p text:style-name="P24"/>
      <text:p text:style-name="P24">3. Use for loop to count number of file</text:p>
      <text:p text:style-name="P24"/>
      <text:p text:style-name="P24">4. Use for loop to count number of directory</text:p>
      <text:p text:style-name="P24"/>
      <text:p text:style-name="P25">5. Display the file count and directory count</text:p>
      <text:p text:style-name="P25"/>
      <text:p text:style-name="P25"/>
      <text:p text:style-name="P18"/>
      <text:p text:style-name="P18"/>
      <text:p text:style-name="P18"><text:soft-page-break/></text:p>
      <text:p text:style-name="P18"><text:span text:style-name="T10">Program </text:span><text:span text:style-name="T12">6</text:span><text:span text:style-name="T10">:</text:span></text:p>
      <text:p text:style-name="P18"/>
      <text:p text:style-name="P18"/>
      <text:p text:style-name="P27"><text:bookmark text:name="docs-internal-guid-365baa0c-7fff-c8d9-da62-a5f01f729ac3"/>Create a script that reads a file line by line and prints each line in reverse order.</text:p>
      <text:p text:style-name="P18"/>
      <text:p text:style-name="P22"/>
      <text:p text:style-name="P22"/>
      <text:p text:style-name="P22">1. <text:s/><text:span text:style-name="T6">Enter the file and store in file</text:span></text:p>
      <text:p text:style-name="P22"><text:span text:style-name="T6"/></text:p>
      <text:p text:style-name="P22"><text:span text:style-name="T6">2. Check if file present or not</text:span></text:p>
      <text:p text:style-name="P22"><text:span text:style-name="T6"><text:tab/>if[ -f “filename”] | rev</text:span></text:p>
      <text:p text:style-name="P22"><text:span text:style-name="T6"/></text:p>
      <text:p text:style-name="P23"><text:span text:style-name="T6">3. rev used to reverse the order of string present in file</text:span></text:p>
      <text:p text:style-name="P23"><text:span text:style-name="T6"/></text:p>
      <text:p text:style-name="P23"><text:span text:style-name="T6">4. cat “$filename” | rev</text:span></text:p>
      <text:p text:style-name="P23"><text:span text:style-name="T6"/></text:p>
      <text:p text:style-name="P32"/>
      <text:p text:style-name="P33"><text:span text:style-name="T10">Program </text:span><text:span text:style-name="T13">7:</text:span></text:p>
      <text:p text:style-name="P33"/>
      <text:p text:style-name="P28"><text:bookmark text:name="docs-internal-guid-891cb5ce-7fff-a6b8-d12b-5ee691b1111c"/>Write a script that checks if a given string is a palindrome.</text:p>
      <text:p text:style-name="P33"/>
      <text:p text:style-name="P37">1. <text:s/><text:span text:style-name="T6">Enter the number and store in variable</text:span></text:p>
      <text:p text:style-name="P37"><text:span text:style-name="T6"/></text:p>
      <text:p text:style-name="P37"><text:span text:style-name="T6">2. <text:s/>Set reverse and num1 =0</text:span></text:p>
      <text:p text:style-name="P37"><text:span text:style-name="T6"/></text:p>
      <text:p text:style-name="P37"><text:span text:style-name="T6">3. Use while loop number -gt 0</text:span></text:p>
      <text:p text:style-name="P37"><text:span text:style-name="T6"/></text:p>
      <text:p text:style-name="P37"><text:span text:style-name="T6">4. Reverse a number</text:span></text:p>
      <text:p text:style-name="P37"><text:span text:style-name="T6"/></text:p>
      <text:p text:style-name="P37"><text:span text:style-name="T6">5. </text:span><text:span text:style-name="T8">Check is reverse number is equal to original number</text:span></text:p>
      <text:p text:style-name="P37"/>
      <text:p text:style-name="P38"><text:span text:style-name="T6">6. Print palindrome or not</text:span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pan text:style-name="T6"/></text:p>
      <text:p text:style-name="P38"><text:soft-page-break/><text:span text:style-name="T6"/></text:p>
      <text:p text:style-name="P38"><text:span text:style-name="T6"/></text:p>
      <text:p text:style-name="P34"><text:span text:style-name="T10">Program </text:span><text:span text:style-name="T14">8</text:span><text:span text:style-name="T13">: <text:s text:c="2"/></text:span></text:p>
      <text:p text:style-name="P34"/>
      <text:p text:style-name="P29"><text:bookmark text:name="docs-internal-guid-9baaa847-7fff-c625-4efc-ee366c8309ed"/>Create a script to find and display all files modified in the last 24 hours in a specified directory.</text:p>
      <text:p text:style-name="P34"/>
      <text:p text:style-name="P34"/>
      <text:p text:style-name="P39">1. <text:s/><text:span text:style-name="T6">Enter the directory name</text:span></text:p>
      <text:p text:style-name="P39"><text:span text:style-name="T6"/></text:p>
      <text:p text:style-name="P39"><text:span text:style-name="T6">2. <text:s/>if -d “$dir”</text:span></text:p>
      <text:p text:style-name="P39"><text:span text:style-name="T6"/></text:p>
      <text:p text:style-name="P39"><text:span text:style-name="T6">3. <text:s/>Find the file which are update in 24 hour</text:span></text:p>
      <text:p text:style-name="P39"><text:span text:style-name="T6"/></text:p>
      <text:p text:style-name="P39"><text:span text:style-name="T6">4. <text:s/>Type find “$dir_name” -type f -mtime -1 -ls</text:span></text:p>
      <text:p text:style-name="P39"><text:span text:style-name="T6"/></text:p>
      <text:p text:style-name="P39"><text:span text:style-name="T6">5. -mtime -1 <text:s/>= 24 hours</text:span></text:p>
      <text:p text:style-name="P39"><text:span text:style-name="T6"/></text:p>
      <text:p text:style-name="P39"><text:span text:style-name="T6">6. Display all the file in last 24 hour.</text:span></text:p>
      <text:p text:style-name="P39"><text:span text:style-name="T6"/></text:p>
      <text:p text:style-name="P39"><text:span text:style-name="T6"/></text:p>
      <text:p text:style-name="P35"><text:span text:style-name="T10">Program </text:span><text:span text:style-name="T15">9</text:span><text:span text:style-name="T13">: </text:span></text:p>
      <text:p text:style-name="P35"/>
      <text:p text:style-name="P30"><text:bookmark text:name="docs-internal-guid-024e2627-7fff-6ff0-bc89-afe078f401dc"/>Write a script to search for a given pattern in all files in a directory and its subdirectories.</text:p>
      <text:p text:style-name="P35"/>
      <text:p text:style-name="P35"/>
      <text:p text:style-name="P39">1. <text:span text:style-name="T6">Enter pattern</text:span></text:p>
      <text:p text:style-name="P39"><text:span text:style-name="T6"/></text:p>
      <text:p text:style-name="P39"><text:span text:style-name="T6">2. Use find -type f | ls -l [$pattern]*</text:span></text:p>
      <text:p text:style-name="P39"><text:span text:style-name="T6"/></text:p>
      <text:p text:style-name="P39"><text:span text:style-name="T6">3. Here -type f is use to check wheather it is file or directory</text:span></text:p>
      <text:p text:style-name="P39"><text:span text:style-name="T6"/></text:p>
      <text:p text:style-name="P39"><text:span text:style-name="T6">4. ls -l [$pattern]* use list the files which have the enter pattern.</text:span></text:p>
      <text:p text:style-name="P39"><text:span text:style-name="T6"/></text:p>
      <text:p text:style-name="P39"><text:span text:style-name="T6"/></text:p>
      <text:p text:style-name="P39"><text:span text:style-name="T6"/></text:p>
      <text:p text:style-name="P39"><text:span text:style-name="T6"/></text:p>
      <text:p text:style-name="P39"><text:span text:style-name="T6"/></text:p>
      <text:p text:style-name="P39"><text:span text:style-name="T6"/></text:p>
      <text:p text:style-name="P39"><text:soft-page-break/><text:span text:style-name="T6"/></text:p>
      <text:p text:style-name="P36"><text:span text:style-name="T10">Program </text:span><text:span text:style-name="T16">10</text:span><text:span text:style-name="T13">:</text:span></text:p>
      <text:p text:style-name="P36"/>
      <text:p text:style-name="P31"><text:bookmark text:name="docs-internal-guid-e9c5b169-7fff-eb58-9868-3cb73e3afeb4"/>Create a script that takes a filename as input and checks if it is a regular file, a directory, or something else</text:p>
      <text:p text:style-name="P36"/>
      <text:p text:style-name="P36"/>
      <text:p text:style-name="P40">1. <text:s/><text:span text:style-name="T9">Enter file or directory or other and store in variable</text:span></text:p>
      <text:p text:style-name="P40"><text:span text:style-name="T9"/></text:p>
      <text:p text:style-name="P41"><text:span text:style-name="T6">2. Check the enter value is directory, file or something other</text:span></text:p>
      <text:p text:style-name="P41"><text:span text:style-name="T6"/></text:p>
      <text:p text:style-name="P41"><text:span text:style-name="T6">3. For directory type -d “$var” in if</text:span></text:p>
      <text:p text:style-name="P41"><text:span text:style-name="T6"/></text:p>
      <text:p text:style-name="P41"><text:span text:style-name="T6">4. For file type -f “var” in elif</text:span></text:p>
      <text:p text:style-name="P41"><text:span text:style-name="T6"/></text:p>
      <text:p text:style-name="P41"><text:span text:style-name="T6">5. In else type something else</text:span></text:p>
      <text:p text:style-name="P41"><text:span text:style-name="T6"/></text:p>
      <text:p text:style-name="P41"><text:span text:style-name="T6">6. Close if by fi</text:span></text:p>
      <text:p text:style-name="P41"><text:span text:style-name="T6"/></text:p>
      <text:p text:style-name="P41"><text:span text:style-name="T6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14:54:18.739659877</meta:creation-date>
    <dc:date>2024-05-24T23:17:47.528805457</dc:date>
    <meta:editing-duration>PT1H50M40S</meta:editing-duration>
    <meta:editing-cycles>21</meta:editing-cycles>
    <meta:generator>LibreOffice/7.3.7.2$Linux_X86_64 LibreOffice_project/30$Build-2</meta:generator>
    <meta:document-statistic meta:table-count="0" meta:image-count="0" meta:object-count="0" meta:page-count="5" meta:paragraph-count="75" meta:word-count="577" meta:character-count="2880" meta:non-whitespace-character-count="2342"/>
  </office:meta>
</office:document-meta>
</file>